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5.343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9167in" fo:keep-together="auto"/>
    </style:style>
    <style:style style:name="Table1.5" style:family="table-row">
      <style:table-row-properties style:min-row-height="1.8882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작성자: 정지오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날짜 <text:s text:c="6"/>10월 <text:s text:c="2"/>14일 <text:s text:c="2"/>수요일 <text:s text:c="2"/>1교시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팀명</text:p>
          </table:table-cell>
          <table:table-cell table:style-name="Table1.A1" office:value-type="string">
            <text:p text:style-name="P1"><text:s/>알파고</text:p>
          </table:table-cell>
        </table:table-row>
        <table:table-row table:style-name="Table1.3">
          <table:table-cell table:style-name="Table1.A1" table:number-columns-spanned="2" office:value-type="string">
            <text:p text:style-name="P1">팀명단(학번 , 이름,) 및 팀원 역할</text:p>
            <text:p text:style-name="P1">20926 정민규<text:line-break/>20927 정지오<text:line-break/>20928 최용준<text:line-break/>20929 고도영</text:p>
          </table:table-cell>
          <table:covered-table-cell/>
        </table:table-row>
        <table:table-row table:style-name="Table1.1">
          <table:table-cell table:style-name="Table1.A1" table:number-rows-spanned="2" table:number-columns-spanned="2" office:value-type="string">
            <text:p text:style-name="P1">주제: <text:s text:c="3"/>인공지능의 원리와 역사, 미래와 윤리</text:p>
            <text:p text:style-name="P1"/>
            <text:p text:style-name="P1"/>
            <text:p text:style-name="P1">주제 선정 이유: 제4차산업혁명이 도래된 오늘날에서 우리에게 주어진 수많은 데이터들을 효과적으로 사용하기 위해, 그리고 초연결, 초고속, 초저지연성을 도와주는 기술로 인공지능, 빅데이터, 사물인터넷 기술이 부상하고 있다. 하지만 정작 인공지능이 정확히 무엇인지와 원리, 앞으로 나아가야 할 방향을 제대로 알고 있지 못한 것 같다. 또한 인공지능에 관련된 윤리적인 문제는 아직도 딜레마에 빠져 있는 상태인데 이에 대해서 좀 더 구체적으로 알아보고 사이트에 반영해보고자 이 주제를 선정하였다.</text:p>
            <text:p text:style-name="P1"/>
            <text:p text:style-name="P1"/>
          </table:table-cell>
          <table:covered-table-cell/>
        </table:table-row>
        <table:table-row table:style-name="Table1.5"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">각 메뉴 (메뉴이름. 담당자)</text:p>
            <text:p text:style-name="P1"/>
            <text:p text:style-name="P1"/>
            <text:list xml:id="list1573365228" text:style-name="WWNum1">
              <text:list-item>
                <text:p text:style-name="P2">인공지능의 개념, 원리 (최용준)</text:p>
              </text:list-item>
              <text:list-item>
                <text:p text:style-name="P2">인공지능의 역사 (고도영)</text:p>
              </text:list-item>
              <text:list-item>
                <text:p text:style-name="P2">인공지능의 미래 (정지오)</text:p>
              </text:list-item>
              <text:list-item>
                <text:p text:style-name="P2">인공지능의 윤리 (정민규)</text:p>
              </text:list-item>
            </text:list>
            <text:p text:style-name="P1"/>
            <text:p text:style-name="P1"/>
            <text:p text:style-name="P1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">기타 회의사항</text:p>
            <text:p text:style-name="P1"/>
            <text:p text:style-name="P1">축구 결과, 승률, 전적을 분석해서 팀끼리 매치시 어떤 팀이 우승할 것인가를 예상하는 사이트를 만들자는 의견이 있었지만 우리들의 실력으로 부족하다고 생각되었고,</text:p>
            <text:p text:style-name="P1">친환경에너지에 대한 사이트를 만들자는 의견이 있었지만, 창의성, 흥미가 떨어질 것이라 생각하였고,</text:p>
            <text:p text:style-name="P1">이 밖에 컴퓨터 하드웨어나 소프트웨어에 대해 자료조사 후 친구들에게 보여주는 사이트를 만들자는 의견이 있었다. 많은 주제를 가지고 토의를 하며 인공지능이 가장 흥미롭고 적합할 것이라 판단하여 인공지능을 주제로 선정하였다.</text:p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7" meta:word-count="570" meta:character-count="761" meta:non-whitespace-character-count="593"/>
    <meta:generator>LibreOfficeDev/6.0.5.2$Linux_X86_64 LibreOffice_project/</meta:generator>
  </office:meta>
</office:document-meta>
</file>